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车厢总述" table:style-name="ta1">
        <table:table-column table:style-name="co1" table:default-cell-style-name="Default"/>
        <table:table-row table:style-name="ro1">
          <table:table-cell office:value-type="string" calcext:value-type="string">
            <text:p>车厢有提供列车的服务，有多种类型：资源车厢、餐厅车厢、娱乐车厢、清洁车厢、洗浴车厢、客厢。</text:p>
          </table:table-cell>
        </table:table-row>
      </table:table>
      <table:table table:name="基础车厢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/>
          <table:table-cell table:style-name="ce2" office:value-type="string" calcext:value-type="string" table:number-columns-spanned="3" table:number-rows-spanned="1">
            <text:p>功能</text:p>
          </table:table-cell>
          <table:covered-table-cell table:style-name="ce2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1"/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120*4</text:p>
          </table:table-cell>
          <table:table-cell table:style-name="ce11"/>
          <table:table-cell table:number-columns-repeated="2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车厢明细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 table:style-name="ce11"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</table:table-row>
        <table:table-row table:style-name="ro1">
          <table:table-cell office:value-type="string" calcext:value-type="string">
            <text:p>储藏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餐厅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洗浴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车厢</text:p>
          </table:table-cell>
          <table:table-cell table:number-columns-repeated="7"/>
        </table:table-row>
      </table:table>
      <table:table table:name="车厢扩展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4" table:number-rows-spanned="1">
            <text:p>供给与消耗</text:p>
          </table:table-cell>
          <table:covered-table-cell table:style-name="ce2"/>
          <table:covered-table-cell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/>
          <table:table-cell table:style-name="ce2" office:value-type="string" calcext:value-type="string" table:number-columns-spanned="4" table:number-rows-spanned="1">
            <text:p>功能</text:p>
          </table:table-cell>
          <table:covered-table-cell table:style-name="ce2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资源车厢升级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11" office:value-type="string" calcext:value-type="string">
            <text:p>6,8</text:p>
          </table:table-cell>
          <table:table-cell table:style-name="ce11" office:value-type="string" calcext:value-type="string">
            <text:p>8，10</text:p>
          </table:table-cell>
          <table:table-cell table:style-name="ce11" office:value-type="string" calcext:value-type="string">
            <text:p>10，12</text:p>
          </table:table-cell>
          <table:table-cell table:style-name="ce11" office:value-type="string" calcext:value-type="string">
            <text:p>12，12</text:p>
          </table:table-cell>
          <table:table-cell table:style-name="ce11" office:value-type="string" calcext:value-type="string">
            <text:p>12，14</text:p>
          </table:table-cell>
          <table:table-cell table:style-name="ce11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车厢组合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前期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table:number-columns-repeated="2" office:value-type="string" calcext:value-type="string">
            <text:p>客座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中期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 table:number-columns-spanned="1" table:number-rows-spanned="3">
            <text:p>后期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00/00/00</text:date>, <text:time style:data-style-name="N2" text:time-value="14:16:21.6143747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7T14:44:02.767159100</dc:date>
    <meta:editing-duration>PT5H26M9S</meta:editing-duration>
    <meta:editing-cycles>166</meta:editing-cycles>
    <meta:generator>LibreOffice/25.2.1.2$Windows_X86_64 LibreOffice_project/d3abf4aee5fd705e4a92bba33a32f40bc4e56f49</meta:generator>
    <meta:document-statistic meta:table-count="6" meta:cell-count="192" meta:object-count="0"/>
  </office:meta>
</office:document-meta>
</file>